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style:font-name="Times New Roman" fo:font-size="13pt" style:font-size-asian="13pt" style:font-size-complex="13pt"/>
    </style:style>
    <style:style style:name="P2" style:family="paragraph" style:parent-style-name="Header">
      <style:text-properties officeooo:rsid="0001f69f" officeooo:paragraph-rsid="0001f69f"/>
    </style:style>
    <style:style style:name="P3" style:family="paragraph" style:parent-style-name="Title">
      <style:text-properties style:font-name="Times New Roman" officeooo:rsid="0001f69f" officeooo:paragraph-rsid="0001f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RPL E CTP</text:p>
      <text:p text:style-name="P1">Gabriel, Mateus Rossato, Vilmonde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Itálico" style:font-family-generic="roman" style:font-pitch="variable" fo:font-size="10pt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f69f" officeooo:paragraph-rsid="0001f6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rso de Engenharia Eletrônica e de Telecomunicações – UFU campus Patos de Min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4:41:25.705000000</meta:creation-date>
    <dc:date>2016-11-07T19:09:41.116000000</dc:date>
    <meta:editing-duration>PT23S</meta:editing-duration>
    <meta:editing-cycles>1</meta:editing-cycles>
    <meta:document-statistic meta:table-count="0" meta:image-count="0" meta:object-count="0" meta:page-count="1" meta:paragraph-count="3" meta:word-count="20" meta:character-count="133" meta:non-whitespace-character-count="115"/>
    <meta:generator>LibreOffice/5.1.4.2$Windows_x86 LibreOffice_project/f99d75f39f1c57ebdd7ffc5f42867c12031db97a</meta:generator>
  </office:meta>
</office:document-meta>
</file>